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81e5b" officeooo:paragraph-rsid="00181e5b" style:font-weight-asian="bold" style:font-weight-complex="bold"/>
    </style:style>
    <style:style style:name="P2" style:family="paragraph" style:parent-style-name="Standard">
      <style:text-properties fo:font-size="8pt" officeooo:rsid="00181e5b" officeooo:paragraph-rsid="00181e5b" style:font-size-asian="8pt" style:font-size-complex="8pt"/>
    </style:style>
    <style:style style:name="P3" style:family="paragraph" style:parent-style-name="Standard">
      <style:text-properties fo:font-weight="bold" officeooo:rsid="00181e5b" officeooo:paragraph-rsid="00181e5b" style:font-weight-asian="bold" style:font-weight-complex="bold"/>
    </style:style>
    <style:style style:name="P4" style:family="paragraph" style:parent-style-name="Standard">
      <style:text-properties fo:font-size="13pt" fo:font-weight="bold" officeooo:rsid="0032bc78" officeooo:paragraph-rsid="0032bc78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0pt" fo:font-weight="bold" officeooo:rsid="00190e90" officeooo:paragraph-rsid="00190e90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fo:font-weight="bold" officeooo:rsid="001a4aa9" officeooo:paragraph-rsid="001a4aa9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0pt" fo:font-weight="bold" officeooo:rsid="001bae6a" officeooo:paragraph-rsid="001bae6a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fo:font-weight="bold" officeooo:rsid="001de336" officeooo:paragraph-rsid="001de336" style:font-size-asian="10pt" style:font-weight-asian="bold" style:font-size-complex="10pt" style:font-weight-complex="bold"/>
    </style:style>
    <style:style style:name="P9" style:family="paragraph" style:parent-style-name="Standard">
      <style:text-properties fo:font-size="10pt" fo:font-weight="bold" officeooo:rsid="001effa8" officeooo:paragraph-rsid="001effa8" style:font-size-asian="10pt" style:font-weight-asian="bold" style:font-size-complex="10pt" style:font-weight-complex="bold"/>
    </style:style>
    <style:style style:name="P10" style:family="paragraph" style:parent-style-name="Standard">
      <style:text-properties fo:font-size="10pt" fo:font-weight="bold" officeooo:rsid="0026bf66" officeooo:paragraph-rsid="0026bf66" style:font-size-asian="10pt" style:font-weight-asian="bold" style:font-size-complex="10pt" style:font-weight-complex="bold"/>
    </style:style>
    <style:style style:name="P11" style:family="paragraph" style:parent-style-name="Standard">
      <style:text-properties fo:font-size="10pt" fo:font-weight="bold" officeooo:rsid="0026bf66" officeooo:paragraph-rsid="0028979b" style:font-size-asian="10pt" style:font-weight-asian="bold" style:font-size-complex="10pt" style:font-weight-complex="bold"/>
    </style:style>
    <style:style style:name="P12" style:family="paragraph" style:parent-style-name="Standard">
      <style:text-properties fo:font-size="10pt" fo:font-weight="bold" officeooo:rsid="0026bf66" officeooo:paragraph-rsid="0029af20" style:font-size-asian="10pt" style:font-weight-asian="bold" style:font-size-complex="10pt" style:font-weight-complex="bold"/>
    </style:style>
    <style:style style:name="P13" style:family="paragraph" style:parent-style-name="Standard">
      <style:text-properties fo:font-size="10pt" fo:font-weight="bold" officeooo:rsid="0029af20" officeooo:paragraph-rsid="0029af20" style:font-size-asian="10pt" style:font-weight-asian="bold" style:font-size-complex="10pt" style:font-weight-complex="bold"/>
    </style:style>
    <style:style style:name="P14" style:family="paragraph" style:parent-style-name="Standard">
      <style:text-properties fo:font-size="10pt" fo:font-weight="bold" officeooo:rsid="002ab10b" officeooo:paragraph-rsid="002aee5e" style:font-size-asian="10pt" style:font-weight-asian="bold" style:font-size-complex="10pt" style:font-weight-complex="bold"/>
    </style:style>
    <style:style style:name="P15" style:family="paragraph" style:parent-style-name="Standard">
      <style:text-properties fo:font-size="10pt" fo:font-weight="bold" officeooo:rsid="002c9242" officeooo:paragraph-rsid="002c9242" style:font-size-asian="10pt" style:font-weight-asian="bold" style:font-size-complex="10pt" style:font-weight-complex="bold"/>
    </style:style>
    <style:style style:name="P16" style:family="paragraph" style:parent-style-name="Standard">
      <style:text-properties fo:font-size="10pt" fo:font-weight="bold" officeooo:rsid="003150ff" officeooo:paragraph-rsid="003150ff" style:font-size-asian="10pt" style:font-weight-asian="bold" style:font-size-complex="10pt" style:font-weight-complex="bold"/>
    </style:style>
    <style:style style:name="P17" style:family="paragraph" style:parent-style-name="Standard">
      <style:text-properties fo:font-size="10pt" fo:font-weight="normal" officeooo:rsid="001bae6a" officeooo:paragraph-rsid="001bae6a" style:font-size-asian="10pt" style:font-weight-asian="normal" style:font-size-complex="10pt" style:font-weight-complex="normal"/>
    </style:style>
    <style:style style:name="P18" style:family="paragraph" style:parent-style-name="Standard">
      <style:text-properties fo:font-size="10pt" fo:font-weight="normal" officeooo:rsid="001de336" officeooo:paragraph-rsid="001de336" style:font-size-asian="10pt" style:font-weight-asian="normal" style:font-size-complex="10pt" style:font-weight-complex="normal"/>
    </style:style>
    <style:style style:name="P19" style:family="paragraph" style:parent-style-name="Standard">
      <style:text-properties fo:font-size="10pt" fo:font-weight="normal" officeooo:rsid="002341bd" officeooo:paragraph-rsid="002341bd" style:font-size-asian="10pt" style:font-weight-asian="normal" style:font-size-complex="10pt" style:font-weight-complex="normal"/>
    </style:style>
    <style:style style:name="T1" style:family="text">
      <style:text-properties officeooo:rsid="001bae6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bae6a" style:font-weight-asian="normal" style:font-weight-complex="normal"/>
    </style:style>
    <style:style style:name="T4" style:family="text">
      <style:text-properties fo:font-weight="normal" officeooo:rsid="001de336" style:font-weight-asian="normal" style:font-weight-complex="normal"/>
    </style:style>
    <style:style style:name="T5" style:family="text">
      <style:text-properties fo:font-weight="normal" officeooo:rsid="002341bd" style:font-weight-asian="normal" style:font-weight-complex="normal"/>
    </style:style>
    <style:style style:name="T6" style:family="text">
      <style:text-properties fo:font-weight="normal" officeooo:rsid="0028979b" style:font-weight-asian="normal" style:font-weight-complex="normal"/>
    </style:style>
    <style:style style:name="T7" style:family="text">
      <style:text-properties fo:font-weight="normal" officeooo:rsid="0029af20" style:font-weight-asian="normal" style:font-weight-complex="normal"/>
    </style:style>
    <style:style style:name="T8" style:family="text">
      <style:text-properties fo:font-weight="normal" officeooo:rsid="002aee5e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09961"/>
    </style:style>
    <style:style style:name="T11" style:family="text">
      <style:text-properties officeooo:rsid="00279377"/>
    </style:style>
    <style:style style:name="T12" style:family="text">
      <style:text-properties officeooo:rsid="0028595f"/>
    </style:style>
    <style:style style:name="T13" style:family="text">
      <style:text-properties officeooo:rsid="002aee5e"/>
    </style:style>
    <style:style style:name="T14" style:family="text">
      <style:text-properties officeooo:rsid="00321d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cess to create JSP , saveOrUpdate the records, retrieve the records.</text:p>
      <text:p text:style-name="P1"/>
      <text:p text:style-name="P1">1. Create table : </text:p>
      <text:p text:style-name="P2"><text:bookmark-start text:name="__DdeLink__1_227539098"/>CREATE TABLE `ASSET_RECORDS` (<text:bookmark-end text:name="__DdeLink__1_227539098"/></text:p>
      <text:p text:style-name="P2"><text:s text:c="2"/>`s_no` int(11) NOT NULL AUTO_INCREMENT,</text:p>
      <text:p text:style-name="P2"><text:s text:c="2"/>`Asset_Code` varchar(60) DEFAULT NULL,</text:p>
      <text:p text:style-name="P2"><text:s text:c="2"/>`Asset_name` varchar(60) DEFAULT NULL,</text:p>
      <text:p text:style-name="P2"><text:s text:c="2"/>`asset_description` mediumblob,</text:p>
      <text:p text:style-name="P2"><text:s text:c="2"/>`asset_description_method` varchar(60) DEFAULT NULL,</text:p>
      <text:p text:style-name="P2"><text:s text:c="2"/>`asset_time_span` varchar(60) DEFAULT NULL,</text:p>
      <text:p text:style-name="P2"><text:s text:c="2"/>`asset_value` varchar(60) DEFAULT NULL,</text:p>
      <text:p text:style-name="P2"><text:s text:c="2"/>`asset_period_start` varchar(60) DEFAULT NULL,</text:p>
      <text:p text:style-name="P2"><text:s text:c="2"/>`asset_period_end` varchar(60) DEFAULT NULL,</text:p>
      <text:p text:style-name="P2"><text:s text:c="2"/>`asset_depriciation` varchar(60) DEFAULT NULL,</text:p>
      <text:p text:style-name="P2"><text:s text:c="2"/>`asset_current_value` varchar(60) DEFAULT NULL,</text:p>
      <text:p text:style-name="P2"><text:s text:c="2"/>`asset_total_value` varchar(60) DEFAULT NULL, <text:s/></text:p>
      <text:p text:style-name="P2"><text:s text:c="2"/>PRIMARY KEY (`s_no`)</text:p>
      <text:p text:style-name="P2">) ENGINE=InnoDB AUTO_INCREMENT=2 DEFAULT CHARSET=latin1;</text:p>
      <text:p text:style-name="P2"/>
      <text:p text:style-name="P5">2. Create POJO Class using Hibernate Reverse Engineering(reveng.xml)</text:p>
      <text:p text:style-name="P6">3. <text:span text:style-name="T1">Generate POJO code for table.</text:span></text:p>
      <text:p text:style-name="P6"><text:tab/><text:span text:style-name="T3">Select foler-&gt;Hibernate and POJO mapping form database-&gt;check EJB Annotaion.</text:span></text:p>
      <text:p text:style-name="P6"><text:span text:style-name="T3"><text:tab/>Give the package name. </text:span></text:p>
      <text:p text:style-name="P7">4. Add Class mapping in hibernate.cfg.xml file.</text:p>
      <text:p text:style-name="P17">&lt;hibernate-configuration&gt;</text:p>
      <text:p text:style-name="P17"><text:s text:c="2"/>&lt;session-factory&gt;</text:p>
      <text:p text:style-name="P17"><text:s text:c="4"/>&lt;property name="show_sql"&gt;false&lt;/property&gt;</text:p>
      <text:p text:style-name="P17"><text:s text:c="4"/>&lt;property name="dialect"&gt;org.hibernate.dialect.MySQLDialect&lt;/property&gt;</text:p>
      <text:p text:style-name="P17"><text:s text:c="4"/>&lt;property name="connection.url"&gt;jdbc:mysql://localhost:3306/tms?autoReconnect=true&amp;amp;useUnicode=true&amp;amp;characterEncoding=UTF-8&lt;/property&gt;</text:p>
      <text:p text:style-name="P17"><text:s text:c="4"/>&lt;!--&lt;property name="connection.url"&gt;jdbc:mysql://localhost:5543/tms?autoReconnect=true&amp;amp;useUnicode=true&amp;amp;characterEncoding=UTF-8&lt;/property&gt;--&gt;</text:p>
      <text:p text:style-name="P17"><text:s text:c="4"/>&lt;property name="connection.username"&gt;root&lt;/property&gt;</text:p>
      <text:p text:style-name="P17"><text:s text:c="4"/>&lt;property name="connection.password"&gt;root&lt;/property&gt;</text:p>
      <text:p text:style-name="P17"><text:s text:c="4"/>&lt;property name="connection.driver_class"&gt;com.mysql.jdbc.Driver&lt;/property&gt; <text:s text:c="7"/></text:p>
      <text:p text:style-name="P17"><text:s text:c="5"/><text:span text:style-name="T9">&lt;!-- <text:s text:c="3"/>ASSETS MANAGEMENT <text:s text:c="4"/>--&gt;</text:span></text:p>
      <text:p text:style-name="P7"><text:s text:c="4"/>&lt;mapping class="tenant.classes.AssetRecords"/&gt;</text:p>
      <text:p text:style-name="P17"><text:s text:c="2"/>&lt;/session-factory&gt;</text:p>
      <text:p text:style-name="P17">&lt;/hibernate-configuration&gt;</text:p>
      <text:p text:style-name="P18"/>
      <text:p text:style-name="P8">5. Add attribute in controller.</text:p>
      <text:p text:style-name="P8"/>
      <text:p text:style-name="P18"><text:s/>@RequestMapping("/assets/assetsDetailsList.htm")</text:p>
      <text:p text:style-name="P18"><text:s text:c="4"/>public ModelAndView registerMasterFormSubmit(HttpServletRequest request, HttpServletResponse response) throws ParseException, IOException, HibernateException, SQLException</text:p>
      <text:p text:style-name="P18"><text:s text:c="4"/>{ <text:s/></text:p>
      <text:p text:style-name="P18"><text:s text:c="8"/>ModelMap modelMap = new ModelMap(); <text:s text:c="4"/></text:p>
      <text:p text:style-name="P18"><text:s text:c="8"/>return new ModelAndView("<text:bookmark-start text:name="__DdeLink__41_851016475"/>assetCalculation<text:bookmark-end text:name="__DdeLink__41_851016475"/>", modelMap);</text:p>
      <text:p text:style-name="P18"><text:s text:c="4"/>}</text:p>
      <text:p text:style-name="P18"/>
      <text:p text:style-name="P9">6. Create JSP file to design (<text:span text:style-name="T4">assetCalculation.</text:span><text:span text:style-name="T2">jsp</text:span>)</text:p>
      <text:p text:style-name="P9"/>
      <text:p text:style-name="P9">7. <text:span text:style-name="T10">Add one method to save the Records.</text:span></text:p>
      <text:p text:style-name="P9"/>
      <text:p text:style-name="P19"><text:s/>/* ------------Save Assets Records. <text:s/>--------------- <text:s/>*/ <text:s text:c="4"/></text:p>
      <text:p text:style-name="P19"><text:s text:c="5"/>@RequestMapping("/assets/assetRecordsFormSubmit.htm")</text:p>
      <text:p text:style-name="P19"><text:s text:c="4"/>public ModelAndView assetRecordsFormSubmit(HttpServletRequest request, HttpServletResponse response) throws ParseException, IOException, HibernateException, SQLException {</text:p>
      <text:p text:style-name="P19">// <text:s text:c="9"/>HttpSession session = request.getSession();</text:p>
      <text:p text:style-name="P19"><text:s text:c="15"/>System.out.println("Inside the controler");</text:p>
      <text:p text:style-name="P19"><text:s text:c="10"/>String asset_Code = request.getParameter("assetCode");</text:p>
      <text:p text:style-name="P19"><text:s text:c="10"/>/* <text:s/>filer then code and iterate */</text:p>
      <text:p text:style-name="P19"><text:s text:c="10"/>String filter_number_array[] <text:s/>= asset_Code.split("-");</text:p>
      <text:p text:style-name="P19"><text:s text:c="10"/>String filter_number = filter_number_array[1];</text:p>
      <text:p text:style-name="P19"><text:s text:c="10"/>System.out.println(" Number : "+filter_number);</text:p>
      <text:p text:style-name="P19"><text:soft-page-break/><text:s text:c="10"/>int asset_number = Integer.parseInt(filter_number);</text:p>
      <text:p text:style-name="P19"><text:s text:c="10"/>int asset_number_increment_by_one = asset_number +1; <text:s text:c="9"/></text:p>
      <text:p text:style-name="P19"><text:s text:c="10"/>String assetCode = "ASCODE-"+asset_number_increment_by_one;</text:p>
      <text:p text:style-name="P19"><text:s text:c="10"/></text:p>
      <text:p text:style-name="P19"><text:s text:c="10"/>String assetName = <text:s/>request.getParameter("assetName");</text:p>
      <text:p text:style-name="P19"><text:s text:c="10"/>String assetDescription = request.getParameter("assetDescription");</text:p>
      <text:p text:style-name="P19"><text:s text:c="10"/>String descriptionMethod = request.getParameter("descriptionMethod");</text:p>
      <text:p text:style-name="P19"><text:s text:c="10"/>String periodStart = request.getParameter("periodStart");</text:p>
      <text:p text:style-name="P19"><text:s text:c="10"/>String periodEnd = request.getParameter("periodEnd");</text:p>
      <text:p text:style-name="P19"><text:s text:c="10"/>String currentValueOfAsset = request.getParameter("currentValueOfAsset");</text:p>
      <text:p text:style-name="P19"><text:s text:c="10"/>String <text:s/>totalValueOfAsset= request.getParameter("totalValueOfAsset");</text:p>
      <text:p text:style-name="P19"><text:s text:c="10"/>String valueOfAsset = request.getParameter("valueOfAsset");</text:p>
      <text:p text:style-name="P19"><text:s text:c="10"/>String timeSpan = request.getParameter("timeSpan");</text:p>
      <text:p text:style-name="P19"><text:s text:c="10"/>String depreciationPercent = request.getParameter("depreciationPercent");</text:p>
      <text:p text:style-name="P19"><text:s text:c="115"/></text:p>
      <text:p text:style-name="P19"><text:s text:c="10"/>AssetRecords assetRecords = <text:s/>new AssetRecords(assetCode, assetName, depreciationPercent, descriptionMethod, timeSpan,valueOfAsset, periodStart, periodEnd, assetDescription, currentValueOfAsset, totalValueOfAsset);</text:p>
      <text:p text:style-name="P19"><text:s text:c="10"/>assetsDAO.saveOrUpdate(assetRecords); <text:s text:c="5"/></text:p>
      <text:p text:style-name="P19"><text:s text:c="10"/>ModelMap modelMap = new ModelMap();</text:p>
      <text:p text:style-name="P19"><text:s text:c="10"/>modelMap.addAttribute("assetsList", <text:bookmark-start text:name="__DdeLink__43_851016475"/>assetsDAO.assetslist<text:bookmark-end text:name="__DdeLink__43_851016475"/>());</text:p>
      <text:p text:style-name="P19"><text:s text:c="10"/>modelMap.addAttribute("assetsCode", <text:bookmark-start text:name="__DdeLink__45_851016475"/>assetsDAO.assetCodeList()<text:bookmark-end text:name="__DdeLink__45_851016475"/>);</text:p>
      <text:p text:style-name="P19"><text:s text:c="10"/>//return new ModelAndView(new RedirectView("assetList"), modelMap);</text:p>
      <text:p text:style-name="P19"><text:s text:c="10"/>return new ModelAndView("assetList", modelMap);</text:p>
      <text:p text:style-name="P19"><text:s text:c="4"/>}</text:p>
      <text:p text:style-name="P9"/>
      <text:p text:style-name="P10">8. <text:s/><text:span text:style-name="T11">Write two methods in DAO to process the request.</text:span></text:p>
      <text:p text:style-name="P11"><text:span text:style-name="T12">a. <text:s/></text:span><text:span text:style-name="T5">assetsDAO.assetslist</text:span><text:span text:style-name="T6">(): </text:span><text:span text:style-name="T8">to access the record using HQL.</text:span></text:p>
      <text:p text:style-name="P12"><text:span text:style-name="T6"><text:tab/></text:span><text:span text:style-name="T7">/* <text:s text:c="3"/></text:span></text:p>
      <text:p text:style-name="P13"><text:span text:style-name="T2"><text:s text:c="11"/>add the masterlist method to get record from <text:s/>table ASSET_RECORDS</text:span></text:p>
      <text:p text:style-name="P13"><text:span text:style-name="T2"><text:s text:c="11"/>with the reference of AssetRecords Class <text:s/>--&gt; <text:s/>Garun </text:span></text:p>
      <text:p text:style-name="P13"><text:span text:style-name="T2"><text:s text:c="4"/></text:span></text:p>
      <text:p text:style-name="P13"><text:span text:style-name="T2"><text:s text:c="4"/>*/</text:span></text:p>
      <text:p text:style-name="P13"><text:span text:style-name="T2"><text:s text:c="4"/></text:span><text:s/>public List&lt;AssetRecords&gt; assetslist() {</text:p>
      <text:p text:style-name="P13"><text:span text:style-name="T2"><text:s text:c="8"/>List&lt;AssetRecords&gt; list = null;</text:span></text:p>
      <text:p text:style-name="P13"><text:span text:style-name="T2"><text:s text:c="8"/>Transaction tx = null;</text:span></text:p>
      <text:p text:style-name="P13"><text:span text:style-name="T2"><text:s text:c="8"/>Session session = getSessionFactory().openSession();</text:span></text:p>
      <text:p text:style-name="P13"><text:span text:style-name="T2"><text:s text:c="8"/>Query query = null;</text:span></text:p>
      <text:p text:style-name="P13"><text:span text:style-name="T2"><text:s text:c="8"/>try {</text:span></text:p>
      <text:p text:style-name="P13"><text:span text:style-name="T2"><text:s text:c="12"/>tx = session.beginTransaction();</text:span></text:p>
      <text:p text:style-name="P13"><text:span text:style-name="T2"><text:s text:c="12"/>//select record from Table ASSET_RECORDS</text:span></text:p>
      <text:p text:style-name="P13"><text:span text:style-name="T2"><text:s text:c="14"/>// <text:s/>query = session.createQuery("from ASSET_RECORDS");</text:span></text:p>
      <text:p text:style-name="P13"><text:span text:style-name="T2"><text:s text:c="16"/>query = session.createQuery("from AssetRecords");</text:span></text:p>
      <text:p text:style-name="P13"><text:span text:style-name="T2"><text:s text:c="11"/></text:span></text:p>
      <text:p text:style-name="P13"><text:span text:style-name="T2"><text:s text:c="12"/>list = query.list(); // to get record</text:span></text:p>
      <text:p text:style-name="P13"><text:span text:style-name="T2"><text:s text:c="12"/>tx.commit();</text:span></text:p>
      <text:p text:style-name="P13"><text:span text:style-name="T2"><text:s text:c="8"/>} catch (HibernateException e) {</text:span></text:p>
      <text:p text:style-name="P13"><text:span text:style-name="T2"><text:s text:c="12"/>e.printStackTrace();</text:span></text:p>
      <text:p text:style-name="P13"><text:span text:style-name="T2"><text:s text:c="8"/>} finally {</text:span></text:p>
      <text:p text:style-name="P13"><text:span text:style-name="T2"><text:s text:c="12"/>session.close();</text:span></text:p>
      <text:p text:style-name="P13"><text:span text:style-name="T2"><text:s text:c="8"/>}</text:span></text:p>
      <text:p text:style-name="P13"><text:span text:style-name="T2"><text:s text:c="8"/>return list;</text:span></text:p>
      <text:p text:style-name="P13"><text:span text:style-name="T2"><text:s text:c="4"/></text:span>} <text:s/></text:p>
      <text:p text:style-name="P5"/>
      <text:p text:style-name="P5"/>
      <text:p text:style-name="P14">b. <text:span text:style-name="T5">assetsDAO.assetCodeList(): <text:s/></text:span><text:span text:style-name="T8">to access the generated code.</text:span></text:p>
      <text:p text:style-name="P14"/>
      <text:p text:style-name="P15"><text:span text:style-name="T8">/* <text:s/>get the asset code from database */</text:span></text:p>
      <text:p text:style-name="P15"><text:span text:style-name="T8"><text:s text:c="5"/></text:span></text:p>
      <text:p text:style-name="P15"><text:span text:style-name="T8"><text:s text:c="2"/></text:span><text:span text:style-name="T13"><text:s text:c="3"/>public List&lt;AssetRecords&gt; assetCodeList() {</text:span></text:p>
      <text:p text:style-name="P15"><text:span text:style-name="T8"><text:s text:c="8"/>List&lt;AssetRecords&gt; list = null;</text:span></text:p>
      <text:p text:style-name="P15"><text:span text:style-name="T8"><text:s text:c="8"/>Transaction tx = null;</text:span></text:p>
      <text:p text:style-name="P15"><text:span text:style-name="T8"><text:s text:c="8"/>Session session = getSessionFactory().openSession();</text:span></text:p>
      <text:p text:style-name="P15"><text:span text:style-name="T8"><text:s text:c="8"/>Query query = null;</text:span></text:p>
      <text:p text:style-name="P15"><text:soft-page-break/><text:span text:style-name="T8"><text:s text:c="8"/>try {</text:span></text:p>
      <text:p text:style-name="P15"><text:span text:style-name="T8"><text:s text:c="12"/>tx = session.beginTransaction();</text:span></text:p>
      <text:p text:style-name="P15"><text:span text:style-name="T8"><text:s text:c="12"/>//select record from Table ASSET_RECORDS</text:span></text:p>
      <text:p text:style-name="P15"><text:span text:style-name="T8"><text:s text:c="16"/>query = session.createQuery("from AssetRecords ORDER BY s_no DESC LIMIT 1"); <text:s text:c="8"/></text:span></text:p>
      <text:p text:style-name="P15"><text:span text:style-name="T8"><text:s text:c="15"/>list = query.list(); // to get record</text:span></text:p>
      <text:p text:style-name="P15"><text:span text:style-name="T8"><text:s text:c="15"/>tx.commit();</text:span></text:p>
      <text:p text:style-name="P15"><text:span text:style-name="T8"><text:s text:c="8"/>} catch (HibernateException e) {</text:span></text:p>
      <text:p text:style-name="P15"><text:span text:style-name="T8"><text:s text:c="12"/>e.printStackTrace();</text:span></text:p>
      <text:p text:style-name="P15"><text:span text:style-name="T8"><text:s text:c="8"/>} finally {</text:span></text:p>
      <text:p text:style-name="P15"><text:span text:style-name="T8"><text:s text:c="12"/>session.close();</text:span></text:p>
      <text:p text:style-name="P15"><text:span text:style-name="T8"><text:s text:c="8"/>}</text:span></text:p>
      <text:p text:style-name="P15"><text:span text:style-name="T8"><text:s text:c="8"/>return list;</text:span></text:p>
      <text:p text:style-name="P15"><text:span text:style-name="T8"><text:s text:c="2"/></text:span><text:span text:style-name="T13"><text:s text:c="2"/>} <text:s/></text:span></text:p>
      <text:p text:style-name="P15"/>
      <text:p text:style-name="P16">9. <text:s/><text:span text:style-name="T14">Create one JSP to display the List record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0:19:20.559376859</meta:creation-date>
    <dc:date>2016-09-26T10:26:53.328007824</dc:date>
    <meta:editing-duration>PT36M23S</meta:editing-duration>
    <meta:editing-cycles>29</meta:editing-cycles>
    <meta:generator>LibreOffice/4.2.8.2$Linux_X86_64 LibreOffice_project/420m0$Build-2</meta:generator>
    <meta:document-statistic meta:table-count="0" meta:image-count="0" meta:object-count="0" meta:page-count="3" meta:paragraph-count="126" meta:word-count="501" meta:character-count="6334" meta:non-whitespace-character-count="4962"/>
  </office:meta>
</office:document-meta>
</file>